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83000003B8D11AB411F4C42D7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1.528cm" fo:min-width="1.659cm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1.639cm" fo:min-width="1.659cm"/>
      <style:paragraph-properties style:writing-mode="lr-tb"/>
    </style:style>
    <style:style style:name="gr4" style:family="graphic" style:parent-style-name="standard">
      <style:graphic-properties svg:stroke-color="#f10d0c" draw:fill-color="#f10d0c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dash" draw:stroke-dash="Long_20_Dash"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dash" draw:stroke-dash="Dash"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b4c7dc"/>
      <style:paragraph-properties fo:text-align="center" style:writing-mode="lr-tb"/>
    </style:style>
    <style:style style:name="P4" style:family="paragraph">
      <loext:graphic-properties draw:fill-color="#f10d0c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766cm" svg:height="19.589cm" svg:x="1.11cm" svg:y="1cm">
          <draw:image xlink:href="Pictures/1000020100000483000003B8D11AB411F4C42D7B.png" xlink:type="simple" xlink:show="embed" xlink:actuate="onLoad" draw:mime-type="image/png">
            <text:p/>
          </draw:image>
        </draw:frame>
        <draw:custom-shape draw:style-name="gr2" draw:text-style-name="P3" draw:layer="layout" svg:width="2.159cm" svg:height="1.778cm" svg:x="14.014cm" svg:y="10.271cm">
          <text:p text:style-name="P2">Cent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59cm" svg:height="1.889cm" draw:transform="rotate (-0.80354958761819) translate (15.187cm 7.156cm)">
          <text:p text:style-name="P2">Center</text:p>
          <text:p text:style-name="P2">Lef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778cm" draw:transform="rotate (1.58057017060607) translate (17.891cm 17.146cm)">
          <text:p text:style-name="P2">Righ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778cm" draw:transform="rotate (0.803200521767791) translate (15.097cm 14.619cm)">
          <text:p text:style-name="P2">Center</text:p>
          <text:p text:style-name="P2"><text:s/>Righ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78cm" svg:height="1.005cm" draw:transform="rotate (-0.80320052176779) translate (15.18cm 2.77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343.820224719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978cm" svg:height="1.005cm" draw:transform="rotate (-0.80320052176779) translate (11.581cm 12.07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343.820224719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978cm" svg:height="1.005cm" draw:transform="rotate (-0.80320052176779) translate (22.282cm 18.87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343.820224719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5.859cm" svg:y1="15.224cm" svg:x2="13.319cm" svg:y2="15.859cm">
          <text:p/>
        </draw:line>
        <draw:line draw:style-name="gr5" draw:text-style-name="P1" draw:layer="layout" svg:x1="18.78cm" svg:y1="17.129cm" svg:x2="18.78cm" svg:y2="19.669cm">
          <text:p/>
        </draw:line>
        <draw:line draw:style-name="gr6" draw:text-style-name="P1" draw:layer="layout" svg:x1="18.78cm" svg:y1="19.669cm" svg:x2="13.065cm" svg:y2="16.24cm">
          <text:p/>
        </draw:line>
        <draw:line draw:style-name="gr6" draw:text-style-name="P1" draw:layer="layout" svg:x1="13.065cm" svg:y1="16.24cm" svg:x2="4.048cm" svg:y2="17.637cm">
          <text:p/>
        </draw:line>
        <draw:line draw:style-name="gr6" draw:text-style-name="P1" draw:layer="layout" svg:x1="4.175cm" svg:y1="17.256cm" svg:x2="12.684cm" svg:y2="15.986cm">
          <text:p/>
        </draw:line>
        <draw:line draw:style-name="gr5" draw:text-style-name="P1" draw:layer="layout" svg:x1="14.081cm" svg:y1="11.16cm" svg:x2="10.906cm" svg:y2="11.16cm">
          <text:p/>
        </draw:line>
        <draw:line draw:style-name="gr5" draw:text-style-name="P1" draw:layer="layout" svg:x1="14.589cm" svg:y1="7.731cm" svg:x2="12.811cm" svg:y2="6.08cm">
          <text:p/>
        </draw:line>
        <draw:line draw:style-name="gr7" draw:text-style-name="P1" draw:layer="layout" svg:x1="12.684cm" svg:y1="6.08cm" svg:x2="11.541cm" svg:y2="12.684cm">
          <text:p/>
        </draw:line>
        <draw:line draw:style-name="gr7" draw:text-style-name="P1" draw:layer="layout" svg:x1="11.668cm" svg:y1="12.684cm" svg:x2="15.097cm" svg:y2="3.667cm">
          <text:p/>
        </draw:line>
        <draw:frame draw:style-name="gr8" draw:text-style-name="P5" draw:layer="layout" svg:width="0.853cm" svg:height="0.962cm" svg:x="13.863cm" svg:y="14.516cm">
          <draw:text-box>
            <text:p>2</text:p>
          </draw:text-box>
        </draw:frame>
        <draw:frame draw:style-name="gr8" draw:text-style-name="P5" draw:layer="layout" svg:width="0.853cm" svg:height="0.962cm" svg:x="18.943cm" svg:y="17.691cm">
          <draw:text-box>
            <text:p>2</text:p>
          </draw:text-box>
        </draw:frame>
        <draw:frame draw:style-name="gr8" draw:text-style-name="P5" draw:layer="layout" svg:width="0.853cm" svg:height="0.962cm" svg:x="15.097cm" svg:y="18.018cm">
          <draw:text-box>
            <text:p>5</text:p>
          </draw:text-box>
        </draw:frame>
        <draw:frame draw:style-name="gr8" draw:text-style-name="P5" draw:layer="layout" svg:width="0.853cm" svg:height="0.962cm" svg:x="10.144cm" svg:y="10.779cm">
          <draw:text-box>
            <text:p>1</text:p>
          </draw:text-box>
        </draw:frame>
        <draw:frame draw:style-name="gr8" draw:text-style-name="P5" draw:layer="layout" svg:width="0.853cm" svg:height="0.962cm" svg:x="14.051cm" svg:y="6.53cm">
          <draw:text-box>
            <text:p>2</text:p>
          </draw:text-box>
        </draw:frame>
        <draw:frame draw:style-name="gr8" draw:text-style-name="P5" draw:layer="layout" svg:width="2.86cm" svg:height="0.962cm" svg:x="13.634cm" svg:y="2.27cm">
          <draw:text-box>
            <text:p>Defense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9T09:13:50.625332283</meta:creation-date>
    <dc:date>2022-04-18T09:00:12.547000000</dc:date>
    <meta:editing-duration>PT16M48S</meta:editing-duration>
    <meta:editing-cycles>4</meta:editing-cycles>
    <meta:generator>LibreOffice/7.1.8.1$Windows_X86_64 LibreOffice_project/e1f30c802c3269a1d052614453f260e49458c82c</meta:generator>
    <meta:document-statistic meta:object-count="23"/>
  </office:meta>
</office:document-meta>
</file>